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2fc8d" officeooo:paragraph-rsid="0002fc8d"/>
    </style:style>
    <style:style style:name="P2" style:family="paragraph" style:parent-style-name="Standard">
      <style:text-properties fo:font-size="18pt" officeooo:rsid="00043042" officeooo:paragraph-rsid="00043042" style:font-size-asian="18pt" style:font-size-complex="18pt"/>
    </style:style>
    <style:style style:name="P3" style:family="paragraph" style:parent-style-name="Standard">
      <style:text-properties fo:font-size="16pt" officeooo:rsid="0002fc8d" officeooo:paragraph-rsid="0002fc8d" style:font-size-asian="16pt" style:font-size-complex="16pt"/>
    </style:style>
    <style:style style:name="P4" style:family="paragraph" style:parent-style-name="Standard">
      <style:text-properties fo:font-size="16pt" officeooo:rsid="00043042" officeooo:paragraph-rsid="00043042" style:font-size-asian="16pt" style:font-size-complex="16pt"/>
    </style:style>
    <style:style style:name="P5" style:family="paragraph" style:parent-style-name="Standard">
      <style:text-properties fo:font-size="16pt" fo:font-weight="bold" officeooo:rsid="00043042" officeooo:paragraph-rsid="00043042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2fc8d" officeooo:paragraph-rsid="00043042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2fc8d" officeooo:paragraph-rsid="0002fc8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4922f" officeooo:paragraph-rsid="0004922f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normal" officeooo:rsid="00043042" officeooo:paragraph-rsid="00043042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6pt" style:text-underline-style="solid" style:text-underline-width="auto" style:text-underline-color="font-color" fo:font-weight="bold" officeooo:rsid="00043042" officeooo:paragraph-rsid="00043042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43042" style:font-weight-asian="normal" style:font-weight-complex="normal"/>
    </style:style>
    <style:style style:name="T10" style:family="text">
      <style:text-properties fo:font-weight="normal" officeooo:rsid="0004922f" style:font-weight-asian="normal" style:font-weight-complex="normal"/>
    </style:style>
    <style:style style:name="T11" style:family="text">
      <style:text-properties officeooo:rsid="000492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NAME</text:span>:Afshana Shiju</text:p>
      <text:p text:style-name="P3"/>
      <text:p text:style-name="P2"><text:span text:style-name="T5">EMAIL ID:</text:span><text:span text:style-name="T7"> </text:span><text:a xlink:type="simple" xlink:href="mailto:afshanshiju888@gmail.com" text:style-name="Internet_20_link" text:visited-style-name="Visited_20_Internet_20_Link"><text:span text:style-name="T7">afshanshiju888@gmail.com</text:span></text:a></text:p>
      <text:p text:style-name="P5"><text:span text:style-name="T8"/></text:p>
      <text:p text:style-name="P6">EDUCATION </text:p>
      <text:p text:style-name="P6">QUALIFICATION:<text:span text:style-name="T8">Pursuing electronics and biomedical <text:s text:c="5"/></text:span></text:p>
      <text:p text:style-name="P6"><text:s text:c="35"/><text:span text:style-name="T8">emgineering(2024-202</text:span><text:span text:style-name="T9">8)</text:span></text:p>
      <text:p text:style-name="P6"/>
      <text:p text:style-name="P5"><text:span text:style-name="T1">PROFESSIONAL SKILS.</text:span></text:p>
      <text:p text:style-name="P5"><text:s text:c="4"/><text:span text:style-name="T11">1</text:span>.<text:span text:style-name="T8">Coding</text:span></text:p>
      <text:p text:style-name="P5"><text:span text:style-name="T8"><text:s text:c="4"/></text:span><text:span text:style-name="T11">2.</text:span><text:span text:style-name="T8">Content Creation</text:span> </text:p>
      <text:p text:style-name="P5"><text:s text:c="4"/><text:span text:style-name="T11">3.</text:span><text:span text:style-name="T8">Copy writing and fast typing</text:span></text:p>
      <text:p text:style-name="P5"><text:span text:style-name="T8"><text:s text:c="4"/></text:span><text:span text:style-name="T10">4.Good in oral and written communication.</text:span></text:p>
      <text:p text:style-name="P9"/>
      <text:p text:style-name="P5">EXPERIENCE: <text:span text:style-name="T8">Fresher</text:span></text:p>
      <text:p text:style-name="P9"><text:s/></text:p>
      <text:p text:style-name="P10">PERSONAL DETAILS: </text:p>
      <text:p text:style-name="P10"/>
      <text:p text:style-name="P3"><text:span text:style-name="T4">DATE OF BIRTH:</text:span><text:span text:style-name="T8">18-02-2005</text:span></text:p>
      <text:p text:style-name="P3"><text:span text:style-name="T4"/></text:p>
      <text:p text:style-name="P3"><text:span text:style-name="T4">AGE</text:span> <text:s text:c="3"/>:20</text:p>
      <text:p text:style-name="P3"/>
      <text:p text:style-name="P4"><text:span text:style-name="T4">GENDER: </text:span><text:span text:style-name="T8">Female </text:span></text:p>
      <text:p text:style-name="P4"><text:span text:style-name="T8"/></text:p>
      <text:p text:style-name="P3"><text:span text:style-name="T4">ADDRESS</text:span>: Baithul khayr varkala <text:s/>Trivandrum 695141</text:p>
      <text:p text:style-name="P7"/>
      <text:p text:style-name="P7"/>
      <text:p text:style-name="P7">LANGUAGES KNOWN:<text:span text:style-name="T9">English</text:span></text:p>
      <text:p text:style-name="P7"><text:span text:style-name="T9"><text:s text:c="44"/>Hindi </text:span></text:p>
      <text:p text:style-name="P7"><text:span text:style-name="T9"><text:s text:c="44"/>Malayalam</text:span></text:p>
      <text:p text:style-name="P7"><text:span text:style-name="T9"/></text:p>
      <text:p text:style-name="P8">CAREER OBJECTIVE: <text:span text:style-name="T8">To obtain a responsible positions in an organization with the best capabilities , skils and knowledge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fc8d" officeooo:paragraph-rsid="0002fc8d"/>
    </style:style>
    <style:style style:name="MT1" style:family="text">
      <style:text-properties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56"/><text:span text:style-name="MT1">RESUME.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1:05:06.589641358</meta:creation-date>
    <dc:date>2025-03-21T11:34:42.113629953</dc:date>
    <meta:editing-duration>PT6M1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67" meta:character-count="751" meta:non-whitespace-character-count="494"/>
  </office:meta>
</office:document-meta>
</file>